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Mono" svg:font-family="'Liberation Mono'" style:font-family-generic="modern" style:font-pitch="fixed"/>
    <style:font-face style:name="맑은 고딕" svg:font-family="'맑은 고딕'" style:font-family-generic="modern" style:font-pitch="variable"/>
    <style:font-face style:name="Liberation Serif" svg:font-family="'Liberation Serif'" style:font-family-generic="roma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나눔고딕" svg:font-family="나눔고딕" style:font-family-generic="system" style:font-pitch="variable"/>
  </office:font-face-decls>
  <office:automatic-styles>
    <style:style style:name="P1" style:family="paragraph" style:parent-style-name="Standard">
      <style:text-properties officeooo:paragraph-rsid="000998fa"/>
    </style:style>
    <style:style style:name="P2" style:family="paragraph" style:parent-style-name="Standard">
      <style:text-properties officeooo:paragraph-rsid="000a1f24"/>
    </style:style>
    <style:style style:name="P3" style:family="paragraph" style:parent-style-name="Standard">
      <style:text-properties officeooo:paragraph-rsid="000ac19f"/>
    </style:style>
    <style:style style:name="P4" style:family="paragraph" style:parent-style-name="Standard">
      <style:text-properties officeooo:paragraph-rsid="000e8ad4"/>
    </style:style>
    <style:style style:name="P5" style:family="paragraph" style:parent-style-name="Standard">
      <style:text-properties officeooo:paragraph-rsid="000ff1e4"/>
    </style:style>
    <style:style style:name="P6" style:family="paragraph" style:parent-style-name="Standard">
      <style:text-properties officeooo:paragraph-rsid="0011b148"/>
    </style:style>
    <style:style style:name="P7" style:family="paragraph" style:parent-style-name="Standard">
      <style:text-properties officeooo:paragraph-rsid="00129ee3"/>
    </style:style>
    <style:style style:name="P8" style:family="paragraph" style:parent-style-name="Standard">
      <style:text-properties officeooo:paragraph-rsid="0013b199"/>
    </style:style>
    <style:style style:name="P9" style:family="paragraph" style:parent-style-name="Standard">
      <style:text-properties officeooo:paragraph-rsid="00152432"/>
    </style:style>
    <style:style style:name="P10" style:family="paragraph" style:parent-style-name="Standard">
      <style:text-properties officeooo:paragraph-rsid="0015a030"/>
    </style:style>
    <style:style style:name="P11" style:family="paragraph" style:parent-style-name="Standard">
      <style:text-properties officeooo:paragraph-rsid="00169b72"/>
    </style:style>
    <style:style style:name="P12" style:family="paragraph" style:parent-style-name="Standard">
      <style:text-properties officeooo:paragraph-rsid="00178a87"/>
    </style:style>
    <style:style style:name="P13" style:family="paragraph" style:parent-style-name="Standard">
      <style:text-properties officeooo:paragraph-rsid="0019a9b9"/>
    </style:style>
    <style:style style:name="P14" style:family="paragraph" style:parent-style-name="Standard">
      <style:text-properties officeooo:paragraph-rsid="001c2daf"/>
    </style:style>
    <style:style style:name="P15" style:family="paragraph" style:parent-style-name="Standard">
      <style:text-properties officeooo:paragraph-rsid="001d035e"/>
    </style:style>
    <style:style style:name="P16" style:family="paragraph" style:parent-style-name="Standard">
      <style:text-properties officeooo:paragraph-rsid="001e0df5"/>
    </style:style>
    <style:style style:name="P17" style:family="paragraph" style:parent-style-name="Standard">
      <style:text-properties officeooo:paragraph-rsid="001ee70f"/>
    </style:style>
    <style:style style:name="P18" style:family="paragraph" style:parent-style-name="Standard" style:master-page-name="MP0">
      <style:paragraph-properties style:page-number="auto" fo:break-before="page"/>
    </style:style>
    <style:style style:name="P19" style:family="paragraph" style:parent-style-name="Standard">
      <style:text-properties officeooo:paragraph-rsid="001ee70f"/>
    </style:style>
    <style:style style:name="P20" style:family="paragraph" style:parent-style-name="Standard">
      <style:text-properties officeooo:paragraph-rsid="00210145"/>
    </style:style>
    <style:style style:name="P21" style:family="paragraph" style:parent-style-name="Standard">
      <style:text-properties officeooo:paragraph-rsid="002228a6"/>
    </style:style>
    <style:style style:name="P22" style:family="paragraph" style:parent-style-name="Standard">
      <style:text-properties officeooo:paragraph-rsid="0023c2ce"/>
    </style:style>
    <style:style style:name="P23" style:family="paragraph" style:parent-style-name="Standard">
      <style:text-properties officeooo:paragraph-rsid="0024ee46"/>
    </style:style>
    <style:style style:name="P24" style:family="paragraph" style:parent-style-name="Standard">
      <style:text-properties officeooo:paragraph-rsid="0025909b"/>
    </style:style>
    <style:style style:name="P25" style:family="paragraph" style:parent-style-name="Standard">
      <style:text-properties officeooo:paragraph-rsid="00262e7c"/>
    </style:style>
    <style:style style:name="P26" style:family="paragraph" style:parent-style-name="Standard">
      <style:text-properties officeooo:paragraph-rsid="00287aa2"/>
    </style:style>
    <style:style style:name="P27" style:family="paragraph">
      <style:paragraph-properties fo:text-align="center"/>
    </style:style>
    <style:style style:name="T1" style:family="text">
      <style:text-properties fo:color="#000000" style:font-name="맑은 고딕"/>
    </style:style>
    <style:style style:name="T2" style:family="text">
      <style:text-properties fo:color="#000000" style:font-name="맑은 고딕" fo:font-weight="bold" style:font-weight-asian="bold" style:font-weight-complex="bold"/>
    </style:style>
    <style:style style:name="T3" style:family="text">
      <style:text-properties fo:color="#000000" style:font-name="맑은 고딕" officeooo:rsid="000998fa"/>
    </style:style>
    <style:style style:name="T4" style:family="text">
      <style:text-properties fo:color="#000000" style:font-name="맑은 고딕" officeooo:rsid="000a1f24"/>
    </style:style>
    <style:style style:name="T5" style:family="text">
      <style:text-properties fo:color="#000000" style:font-name="맑은 고딕" officeooo:rsid="000ac19f"/>
    </style:style>
    <style:style style:name="T6" style:family="text">
      <style:text-properties fo:color="#000000" style:font-name="맑은 고딕" officeooo:rsid="000cbff3"/>
    </style:style>
    <style:style style:name="T7" style:family="text">
      <style:text-properties fo:color="#000000" style:font-name="맑은 고딕" officeooo:rsid="000e8ad4"/>
    </style:style>
    <style:style style:name="T8" style:family="text">
      <style:text-properties fo:color="#000000" style:font-name="맑은 고딕" officeooo:rsid="000ff1e4"/>
    </style:style>
    <style:style style:name="T9" style:family="text">
      <style:text-properties fo:color="#000000" style:font-name="맑은 고딕" officeooo:rsid="0011b148"/>
    </style:style>
    <style:style style:name="T10" style:family="text">
      <style:text-properties fo:color="#000000" style:font-name="맑은 고딕" officeooo:rsid="00129ee3"/>
    </style:style>
    <style:style style:name="T11" style:family="text">
      <style:text-properties fo:color="#000000" style:font-name="맑은 고딕" officeooo:rsid="0013b199"/>
    </style:style>
    <style:style style:name="T12" style:family="text">
      <style:text-properties fo:color="#000000" style:font-name="맑은 고딕" officeooo:rsid="00152432"/>
    </style:style>
    <style:style style:name="T13" style:family="text">
      <style:text-properties fo:color="#000000" style:font-name="맑은 고딕" officeooo:rsid="0015a030"/>
    </style:style>
    <style:style style:name="T14" style:family="text">
      <style:text-properties fo:color="#000000" style:font-name="맑은 고딕" officeooo:rsid="00169b72"/>
    </style:style>
    <style:style style:name="T15" style:family="text">
      <style:text-properties fo:color="#000000" style:font-name="맑은 고딕" officeooo:rsid="00178a87"/>
    </style:style>
    <style:style style:name="T16" style:family="text">
      <style:text-properties fo:color="#000000" style:font-name="맑은 고딕" officeooo:rsid="0019a9b9"/>
    </style:style>
    <style:style style:name="T17" style:family="text">
      <style:text-properties fo:color="#000000" style:font-name="맑은 고딕" officeooo:rsid="001a9ae4"/>
    </style:style>
    <style:style style:name="T18" style:family="text">
      <style:text-properties fo:color="#000000" style:font-name="맑은 고딕" officeooo:rsid="001c2daf"/>
    </style:style>
    <style:style style:name="T19" style:family="text">
      <style:text-properties fo:color="#000000" style:font-name="맑은 고딕" officeooo:rsid="001c3435"/>
    </style:style>
    <style:style style:name="T20" style:family="text">
      <style:text-properties fo:color="#000000" style:font-name="맑은 고딕" officeooo:rsid="001d035e"/>
    </style:style>
    <style:style style:name="T21" style:family="text">
      <style:text-properties fo:color="#000000" style:font-name="맑은 고딕" officeooo:rsid="001e0df5"/>
    </style:style>
    <style:style style:name="T22" style:family="text">
      <style:text-properties fo:color="#000000" style:font-name="맑은 고딕" officeooo:rsid="001ee70f"/>
    </style:style>
    <style:style style:name="T23" style:family="text">
      <style:text-properties fo:color="#000000" style:font-name="맑은 고딕" officeooo:rsid="00210145"/>
    </style:style>
    <style:style style:name="T24" style:family="text">
      <style:text-properties fo:color="#000000" style:font-name="맑은 고딕" officeooo:rsid="00214414"/>
    </style:style>
    <style:style style:name="T25" style:family="text">
      <style:text-properties fo:color="#000000" style:font-name="맑은 고딕" officeooo:rsid="002228a6"/>
    </style:style>
    <style:style style:name="T26" style:family="text">
      <style:text-properties fo:color="#000000" style:font-name="맑은 고딕" officeooo:rsid="0023c2ce"/>
    </style:style>
    <style:style style:name="T27" style:family="text">
      <style:text-properties fo:color="#000000" style:font-name="맑은 고딕" officeooo:rsid="0024ee46"/>
    </style:style>
    <style:style style:name="T28" style:family="text">
      <style:text-properties fo:color="#000000" style:font-name="맑은 고딕" officeooo:rsid="0025909b"/>
    </style:style>
    <style:style style:name="T29" style:family="text">
      <style:text-properties fo:color="#000000" style:font-name="맑은 고딕" officeooo:rsid="00262e7c"/>
    </style:style>
    <style:style style:name="T30" style:family="text">
      <style:text-properties fo:color="#000000" style:font-name="맑은 고딕" officeooo:rsid="00275181"/>
    </style:style>
    <style:style style:name="T31" style:family="text">
      <style:text-properties fo:color="#000000" style:font-name="맑은 고딕" officeooo:rsid="00287aa2"/>
    </style:style>
    <style:style style:name="T32" style:family="text">
      <style:text-properties fo:color="#000000" style:font-name="맑은 고딕" officeooo:rsid="0028af34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2.17cm" fo:min-width="2.1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1.909cm" fo:min-width="2.22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리눅스</text:p>
      <text:p text:style-name="Standard"/>
      <text:p text:style-name="Standard">***centOS 7 다운받기</text:p>
      <text:p text:style-name="Standard">https://www.centos.org/download/</text:p>
      <text:p text:style-name="Standard">로 이동</text:p>
      <text:p text:style-name="Standard">아래 older version 클릭</text:p>
      <text:p text:style-name="Standard">centos7 옆 mirror 클릭</text:p>
      <text:p text:style-name="Standard"/>
      <text:p text:style-name="Standard">나온 폴더에서 DVD ISO 누른 후 한 링크를 선택하여 DVD붙은 것 다운받는다</text:p>
      <text:p text:style-name="Standard"/>
      <text:p text:style-name="Standard">ftp: file transfer protocol</text:p>
      <text:p text:style-name="Standard"/>
      <text:p text:style-name="Standard">ex) <text:span text:style-name="기본_20_단락_20_글꼴"><text:span text:style-name="T1">/centos/7.8.2003/isos/x86_64/</text:span></text:span><text:a xlink:type="simple" xlink:href="http://mirror.navercorp.com/centos/7.8.2003/isos/x86_64/CentOS-7-x86_64-DVD-2003.iso" office:target-frame-name="_top" xlink:show="replace" text:style-name="Internet_20_link" text:visited-style-name="Visited_20_Internet_20_Link">CentOS-7-x86_64-DVD-2003.iso</text:a></text:p>
      <text:p text:style-name="Standard"><text:span text:style-name="기본_20_단락_20_글꼴"><text:span text:style-name="T1">7버전, DVD 인걸로 다운받기, 뒤에 버전은 달라도 상관없음</text:span></text:span></text:p>
      <text:p text:style-name="Standard"/>
      <text:p text:style-name="Standard"/>
      <text:p text:style-name="Standard"/>
      <text:p text:style-name="Standard"><text:span text:style-name="기본_20_단락_20_글꼴"><text:span text:style-name="T1">*** OS 종류</text:span></text:span></text:p>
      <text:p text:style-name="Standard"><text:span text:style-name="기본_20_단락_20_글꼴"><text:span text:style-name="T1">dos --&gt; window1.0 ------&gt; 3.1<text:tab/>me <text:s text:c="3"/>....... <text:s text:c="2"/>10</text:span></text:span></text:p>
      <text:p text:style-name="Standard"><text:span text:style-name="기본_20_단락_20_글꼴"><text:span text:style-name="T1"><text:tab/><text:tab/><text:tab/><text:tab/>nt<text:tab/>server<text:tab/><text:tab/>(web:IIS)</text:span></text:span></text:p>
      <text:p text:style-name="Standard"/>
      <text:p text:style-name="Standard"/>
      <text:p text:style-name="Standard"><text:span text:style-name="기본_20_단락_20_글꼴"><text:span text:style-name="T1">*** unix 개요</text:span></text:span></text:p>
      <text:p text:style-name="Standard"/>
      <text:p text:style-name="Standard"><text:span text:style-name="기본_20_단락_20_글꼴"><text:span text:style-name="T1">UNIX는 1969년 Bell 연구소의 Ken Tompson이 개발</text:span></text:span></text:p>
      <text:p text:style-name="Standard"><text:span text:style-name="기본_20_단락_20_글꼴"><text:span text:style-name="T2">Multi User</text:span></text:span><text:span text:style-name="기본_20_단락_20_글꼴"><text:span text:style-name="T1"> 및 </text:span></text:span><text:span text:style-name="기본_20_단락_20_글꼴"><text:span text:style-name="T2">Multi Tasking</text:span></text:span><text:span text:style-name="기본_20_단락_20_글꼴"><text:span text:style-name="T1">이 가능하도록 만듦 (Multi Tasking: 동시에 여러가지 프로그램 작동)</text:span></text:span></text:p>
      <text:p text:style-name="Standard"><text:span text:style-name="기본_20_단락_20_글꼴"><text:span text:style-name="T1">(stand alone) -&gt; </text:span></text:span><text:span text:style-name="기본_20_단락_20_글꼴"><text:span text:style-name="T2">Multi Tasking</text:span></text:span><text:span text:style-name="기본_20_단락_20_글꼴"><text:span text:style-name="T1"> 반댓말, 윈도우가 이거임</text:span></text:span></text:p>
      <text:p text:style-name="Standard"><text:span text:style-name="기본_20_단락_20_글꼴"><text:span text:style-name="T1">약간의 어셈블리 언어(백신개발시 pc-assembly) 및 C언어로 개발</text:span></text:span></text:p>
      <text:p text:style-name="Standard"><text:span text:style-name="기본_20_단락_20_글꼴"><text:span text:style-name="T1">기계어와 1:1로 대응</text:span></text:span></text:p>
      <text:p text:style-name="Standard"><text:span text:style-name="기본_20_단락_20_글꼴"><text:span text:style-name="T1">mvc<text:tab/>aa(3), bb</text:span></text:span></text:p>
      <text:p text:style-name="Standard"><text:span text:style-name="기본_20_단락_20_글꼴"><text:span text:style-name="T1">cp</text:span></text:span></text:p>
      <text:p text:style-name="Standard"/>
      <text:p text:style-name="Standard"><text:span text:style-name="기본_20_단락_20_글꼴"><text:span text:style-name="T1">이식성이 높은 운영체제(다른 컴퓨터로 이동시켜도 잘 작동됨)</text:span></text:span></text:p>
      <text:p text:style-name="Standard"/>
      <text:p text:style-name="Standard"/>
      <text:p text:style-name="Standard"><text:span text:style-name="기본_20_단락_20_글꼴"><text:span text:style-name="T1">***linux란?</text:span></text:span></text:p>
      <text:p text:style-name="Standard"/>
      <text:p text:style-name="Standard"><text:span text:style-name="기본_20_단락_20_글꼴"><text:span text:style-name="T1">UNIX 타입의 운영체제</text:span></text:span></text:p>
      <text:p text:style-name="Standard"><text:span text:style-name="기본_20_단락_20_글꼴"><text:span text:style-name="T1">개인용 PC에서 Multi Tasking을 구현하기 위한</text:span></text:span></text:p>
      <text:p text:style-name="Standard"><text:span text:style-name="기본_20_단락_20_글꼴"><text:span text:style-name="T1">운영체제로 개발 시작 (일명 pc용 unix)</text:span></text:span></text:p>
      <text:p text:style-name="Standard"><text:span text:style-name="기본_20_단락_20_글꼴"><text:span text:style-name="T1">역시 소스코드를 공개(무료가 되기 시작)</text:span></text:span></text:p>
      <text:p text:style-name="Standard"><text:span text:style-name="기본_20_단락_20_글꼴"><text:span text:style-name="T1">여러 개발자가 기능을 추가하여 Linux가 됨</text:span></text:span></text:p>
      <text:p text:style-name="Standard"/>
      <text:p text:style-name="Standard"><text:span text:style-name="기본_20_단락_20_글꼴"><text:span text:style-name="T1">장점(OS 특징과 같음, 특별할 것 없음)</text:span></text:span></text:p>
      <text:p text:style-name="Standard"><text:span text:style-name="기본_20_단락_20_글꼴"><text:span text:style-name="T1"><text:tab/>유닉스와 완벽하게 호환 가능</text:span></text:span></text:p>
      <text:p text:style-name="Standard"><text:span text:style-name="기본_20_단락_20_글꼴"><text:span text:style-name="T1"><text:tab/>공개 운영체제(무료)</text:span></text:span></text:p>
      <text:p text:style-name="Standard"><text:soft-page-break/><text:span text:style-name="기본_20_단락_20_글꼴"><text:span text:style-name="T1"><text:tab/>다른 PC 운영체제보다 안정적</text:span></text:span></text:p>
      <text:p text:style-name="Standard"><text:span text:style-name="기본_20_단락_20_글꼴"><text:span text:style-name="T1"><text:tab/>하드웨에의 기능을 효과적으로 사용</text:span></text:span></text:p>
      <text:p text:style-name="Standard"><text:span text:style-name="기본_20_단락_20_글꼴"><text:span text:style-name="T1"><text:tab/>강력한 네트워크 구축 가능</text:span></text:span></text:p>
      <text:p text:style-name="Standard"><text:span text:style-name="기본_20_단락_20_글꼴"><text:span text:style-name="T1"><text:tab/>다양한 응용 프로그램 제공</text:span></text:span></text:p>
      <text:p text:style-name="Standard"><text:span text:style-name="기본_20_단락_20_글꼴"><text:span text:style-name="T1"><text:tab/>다중 작업이 가능</text:span></text:span></text:p>
      <text:p text:style-name="Standard"><text:span text:style-name="기본_20_단락_20_글꼴"><text:span text:style-name="T1"><text:tab/>인터넷 기능 지원</text:span></text:span></text:p>
      <text:p text:style-name="Standard"><text:span text:style-name="기본_20_단락_20_글꼴"><text:span text:style-name="T1">단점</text:span></text:span></text:p>
      <text:p text:style-name="Standard"><text:span text:style-name="기본_20_단락_20_글꼴"><text:span text:style-name="T1"><text:tab/>공개 운영체제이므로 문제점 발생시 보상이 어려움</text:span></text:span></text:p>
      <text:p text:style-name="Standard"><text:span text:style-name="기본_20_단락_20_글꼴"><text:span text:style-name="T1"><text:tab/>보안에 취약할 것이라고 생각함</text:span></text:span></text:p>
      <text:p text:style-name="Standard"><text:span text:style-name="기본_20_단락_20_글꼴"><text:span text:style-name="T1"><text:tab/>embedded:임베디드 arm</text:span></text:span></text:p>
      <text:p text:style-name="Standard"><text:span text:style-name="기본_20_단락_20_글꼴"><text:span text:style-name="T1"><text:tab/></text:span></text:span></text:p>
      <text:p text:style-name="Standard"><text:span text:style-name="기본_20_단락_20_글꼴"><text:span text:style-name="T1">***리눅스 종류</text:span></text:span></text:p>
      <text:p text:style-name="Standard"><text:span text:style-name="기본_20_단락_20_글꼴"><text:span text:style-name="T1">Debian 계열</text:span></text:span></text:p>
      <text:p text:style-name="Standard"><text:span text:style-name="기본_20_단락_20_글꼴"><text:span text:style-name="T1"><text:tab/>Debian</text:span></text:span></text:p>
      <text:p text:style-name="Standard"><text:span text:style-name="기본_20_단락_20_글꼴"><text:span text:style-name="T1"><text:tab/>Ubuntu</text:span></text:span></text:p>
      <text:p text:style-name="Standard"/>
      <text:p text:style-name="Standard"><text:span text:style-name="기본_20_단락_20_글꼴"><text:span text:style-name="T1">Redhat 계열</text:span></text:span></text:p>
      <text:p text:style-name="Standard"><text:span text:style-name="기본_20_단락_20_글꼴"><text:span text:style-name="T1"><text:tab/>redhat:</text:span></text:span></text:p>
      <text:p text:style-name="Standard"><text:span text:style-name="기본_20_단락_20_글꼴"><text:span text:style-name="T1"><text:tab/><text:tab/>redhat<text:tab/>이 개발, 라이센스가 있다.(RHEL: 레드헷 엔터프라이즈 버전)</text:span></text:span></text:p>
      <text:p text:style-name="Standard"><text:span text:style-name="기본_20_단락_20_글꼴"><text:span text:style-name="T1"><text:tab/><text:tab/>(OS자체가 아닌 관리하는 라이센스)</text:span></text:span></text:p>
      <text:p text:style-name="Standard"><text:span text:style-name="기본_20_단락_20_글꼴"><text:span text:style-name="T1"><text:tab/><text:tab/>쉬운 인스톨러 (rpm)와 관리 툴이 있다.</text:span></text:span></text:p>
      <text:p text:style-name="Standard"><text:span text:style-name="기본_20_단락_20_글꼴"><text:span text:style-name="T1"><text:tab/>centOS:(redhat에서 나와서 만든것)</text:span></text:span></text:p>
      <text:p text:style-name="Standard"><text:span text:style-name="기본_20_단락_20_글꼴"><text:span text:style-name="T1"><text:tab/><text:tab/>redhat enterprise linux를 기반으로한 무료 배포판</text:span></text:span></text:p>
      <text:p text:style-name="Standard"><text:span text:style-name="기본_20_단락_20_글꼴"><text:span text:style-name="T1"><text:tab/>Fedora(redhat계열, 기반):</text:span></text:span></text:p>
      <text:p text:style-name="Standard"><text:span text:style-name="기본_20_단락_20_글꼴"><text:span text:style-name="T1"><text:tab/><text:tab/></text:span></text:span></text:p>
      <text:p text:style-name="Standard"/>
      <text:p text:style-name="Standard"/>
      <text:p text:style-name="Standard"/>
      <text:p text:style-name="Standard"><text:span text:style-name="기본_20_단락_20_글꼴"><text:span text:style-name="T1">*** virtualbox 개요 및 설치하기</text:span></text:span></text:p>
      <text:p text:style-name="Standard"><text:span text:style-name="기본_20_단락_20_글꼴"><text:span text:style-name="T1">(참고) vmware player 5.0, vmware workstation</text:span></text:span></text:p>
      <text:p text:style-name="Standard"><text:span text:style-name="기본_20_단락_20_글꼴"><text:span text:style-name="T1">virtualbox란?</text:span></text:span></text:p>
      <text:p text:style-name="Standard"/>
      <text:p text:style-name="Standard"><text:span text:style-name="기본_20_단락_20_글꼴"><text:span text:style-name="T1">Oracle VM virtualBox</text:span></text:span></text:p>
      <text:p text:style-name="Standard"><text:span text:style-name="기본_20_단락_20_글꼴"><text:span text:style-name="T1">가상화 sw (윈도우에 리눅스를 guest로 설치, 또는 그 반대로도 사용가능)</text:span></text:span></text:p>
      <text:p text:style-name="Standard"><text:span text:style-name="기본_20_단락_20_글꼴"><text:span text:style-name="T1"><text:tab/>host(윈도우) - guest: 윈도우에 리눅스 설치</text:span></text:span></text:p>
      <text:p text:style-name="Standard"><text:span text:style-name="기본_20_단락_20_글꼴"><text:span text:style-name="T1"><text:tab/>host(리눅스) - guest: 리눅스에 윈도우 설치</text:span></text:span></text:p>
      <text:p text:style-name="Standard"/>
      <text:p text:style-name="Standard"><text:span text:style-name="기본_20_단락_20_글꼴"><text:span text:style-name="T1">(참고) vmware</text:span></text:span></text:p>
      <text:p text:style-name="Standard"/>
      <text:p text:style-name="Standard"/>
      <text:p text:style-name="Standard"><text:span text:style-name="기본_20_단락_20_글꼴"><text:span text:style-name="T1">virtualbox 설치</text:span></text:span></text:p>
      <text:p text:style-name="Standard"/>
      <text:p text:style-name="Standard"><text:span text:style-name="기본_20_단락_20_글꼴"><text:span text:style-name="T1">1)https://www.virtualbox.org/ 사이트로 가서 다운</text:span></text:span></text:p>
      <text:p text:style-name="Standard"><text:span text:style-name="기본_20_단락_20_글꼴"><text:span text:style-name="T1">6버전 다운로드</text:span></text:span></text:p>
      <text:p text:style-name="Standard"><text:span text:style-name="기본_20_단락_20_글꼴"><text:span text:style-name="T1">윈도우가 host 이므로 windows hosts를 클릭</text:span></text:span></text:p>
      <text:p text:style-name="Standard"><text:span text:style-name="기본_20_단락_20_글꼴"><text:span text:style-name="T1">VirtualBox-6.1.16-140961-Win.exe 다운로드</text:span></text:span></text:p>
      <text:p text:style-name="Standard"/>
      <text:p text:style-name="Standard"><text:soft-page-break/></text:p>
      <text:p text:style-name="Standard"><text:span text:style-name="기본_20_단락_20_글꼴"><text:span text:style-name="T1">(참고) 다음 내용들을 진행한다</text:span></text:span></text:p>
      <text:p text:style-name="Standard"><text:span text:style-name="기본_20_단락_20_글꼴"><text:span text:style-name="T1">만일 관리자 권한이 없다고.. 등등 or d드라이브 선택이 안된다 등등 나오면 다 닫고</text:span></text:span></text:p>
      <text:p text:style-name="Standard"><text:span text:style-name="기본_20_단락_20_글꼴"><text:span text:style-name="T1">oracle vm virtualbox 를 마오- 관리자 모드로 실행하면 된다</text:span></text:span></text:p>
      <text:p text:style-name="Standard"/>
      <text:p text:style-name="Standard"><text:span text:style-name="기본_20_단락_20_글꼴"><text:span text:style-name="T1">virtualbox를 통해 contos-7 리눅스 OS를 윈도우에 설치하기</text:span></text:span></text:p>
      <text:p text:style-name="Standard"/>
      <text:p text:style-name="Standard"><text:span text:style-name="기본_20_단락_20_글꼴"><text:span text:style-name="T1">가상머신을 새로 생성한다</text:span></text:span></text:p>
      <text:p text:style-name="Standard"><text:span text:style-name="기본_20_단락_20_글꼴"><text:span text:style-name="T1">vbox 가동 후 vbox 좌상 또는 중상에 있는 새로만들기 버튼 클릭</text:span></text:span></text:p>
      <text:p text:style-name="Standard"><text:span text:style-name="기본_20_단락_20_글꼴"><text:span text:style-name="T1">이름에는 centos71, (머신 폴더는 그대로 두고)</text:span></text:span></text:p>
      <text:p text:style-name="Standard"><text:span text:style-name="기본_20_단락_20_글꼴"><text:span text:style-name="T1">종류는 linux, 버전은 red-hat(64bit)를 선택한다 (centos는 선택 메뉴에 없다)</text:span></text:span></text:p>
      <text:p text:style-name="Standard"><text:span text:style-name="기본_20_단락_20_글꼴"><text:span text:style-name="T1">다음 - 추천메모리 1024 그대로 선택 다음 - 지금 새 가상디스크 만들기 선택- 만들기</text:span></text:span></text:p>
      <text:p text:style-name="Standard"><text:span text:style-name="기본_20_단락_20_글꼴"><text:span text:style-name="T1">(참고) vdi (virtual desktop infrastructure)</text:span></text:span></text:p>
      <text:p text:style-name="Standard"><text:span text:style-name="기본_20_단락_20_글꼴"><text:span text:style-name="T1"><text:tab/>컴퓨터 속에 가상 컴퓨터를 만드는 기술로 stand alone 방식은 물론</text:span></text:span></text:p>
      <text:p text:style-name="Standard"><text:span text:style-name="기본_20_단락_20_글꼴"><text:span text:style-name="T1"><text:s/><text:tab/>회사의 data center의 서버가 가상 컴퓨터의 주 컴퓨터가 되는 형태도 가능</text:span></text:span></text:p>
      <text:p text:style-name="Standard"/>
      <text:p text:style-name="Standard"><text:span text:style-name="기본_20_단락_20_글꼴"><text:span text:style-name="T1">pc컴(dummy terminal) --- 접속 --- unix server</text:span></text:span></text:p>
      <text:p text:style-name="Standard"><text:span text:style-name="기본_20_단락_20_글꼴"><text:span text:style-name="T1">(emulator)</text:span></text:span></text:p>
      <text:p text:style-name="Standard"/>
      <text:p text:style-name="Standard"><text:span text:style-name="기본_20_단락_20_글꼴"><text:span text:style-name="T1">첫번째 VDI - (고정크기 선택 - 다음)</text:span></text:span></text:p>
      <text:p text:style-name="Standard"><text:span text:style-name="기본_20_단락_20_글꼴"><text:span text:style-name="T1">동적할당 - 다음</text:span></text:span></text:p>
      <text:p text:style-name="Standard"><text:span text:style-name="기본_20_단락_20_글꼴"><text:span text:style-name="T1">우상 노란색 폴더를 눌러 vdi가 생성될 폴더 설정함</text:span></text:span></text:p>
      <text:p text:style-name="Standard"><text:span text:style-name="기본_20_단락_20_글꼴"><text:span text:style-name="T1">(폴더 예: D:\peter\vbox_centos7\centos7.vdi 방법으로 D 드라이브 가서 vbox_centos7 새폴더 만들고) 저장</text:span></text:span></text:p>
      <text:p text:style-name="Standard"/>
      <text:p text:style-name="Standard"><text:span text:style-name="기본_20_단락_20_글꼴"><text:span text:style-name="T1">기존 8gb를 그대로 두고 만들기 클릭</text:span></text:span></text:p>
      <text:p text:style-name="Standard"/>
      <text:p text:style-name="Standard"/>
      <text:p text:style-name="Standard"/>
      <text:p text:style-name="Standard"><text:span text:style-name="기본_20_단락_20_글꼴"><text:span text:style-name="T1">**마우스 키보드 잡기</text:span></text:span></text:p>
      <text:p text:style-name="Standard"><text:span text:style-name="기본_20_단락_20_글꼴"><text:span text:style-name="T1">host와 guest간 마우스등의 원활한 이동을 위하여 vbox의 파일 - 환경설정 - 입력 - 가상머신 탭에서</text:span></text:span></text:p>
      <text:p text:style-name="Standard"><text:span text:style-name="기본_20_단락_20_글꼴"><text:span text:style-name="T1">호스트키 조합에서 현재 키값 부분을 클릭한 후</text:span></text:span></text:p>
      <text:p text:style-name="Standard"><text:span text:style-name="기본_20_단락_20_글꼴"><text:span text:style-name="T1">ctrl alt키를 동시에 눌러 ctrl + alt키로 변경시킨다</text:span></text:span></text:p>
      <text:p text:style-name="Standard"><text:span text:style-name="기본_20_단락_20_글꼴"><text:span text:style-name="T1">확인 누름 후 host와 guest간 마우스의 원활한 이동은 ctrl + alt 를 사용한다</text:span></text:span></text:p>
      <text:p text:style-name="Standard"/>
      <text:p text:style-name="Standard"><text:span text:style-name="기본_20_단락_20_글꼴"><text:span text:style-name="T1">마우스 잡기 관련 메시지 박스가 나오면 "이 메시지 다음에 표시하지 않기"를 누른다</text:span></text:span></text:p>
      <text:p text:style-name="Standard"/>
      <text:p text:style-name="Standard"><text:span text:style-name="기본_20_단락_20_글꼴"><text:span text:style-name="T1">(참고) 만일 설치 진행 중 중간 저장하고 그 다음 날 다시 시작했을 때</text:span></text:span></text:p>
      <text:p text:style-name="Standard"><text:span text:style-name="기본_20_단락_20_글꼴"><text:span text:style-name="T1">리눅스 마우스(검정마우스)가 안보이면 리눅스 전원 끄기한 후 다시 시작하면 보인다</text:span></text:span></text:p>
      <text:p text:style-name="Standard"/>
      <text:p text:style-name="Standard"/>
      <text:p text:style-name="Standard"><text:span text:style-name="기본_20_단락_20_글꼴"><text:span text:style-name="T1">만일 게스트에서 마우스가 안보일 수 있으므로</text:span></text:span></text:p>
      <text:p text:style-name="Standard"><text:span text:style-name="기본_20_단락_20_글꼴"><text:span text:style-name="T1">설정 - 시스템 에서 마우스를 usb테블릿으로 변경한다</text:span></text:span></text:p>
      <text:p text:style-name="Standard"><text:span text:style-name="기본_20_단락_20_글꼴"><text:span text:style-name="T1">why? 요즘 마우스는 보통 usb단자로 되어 있음</text:span></text:span></text:p>
      <text:p text:style-name="Standard"/>
      <text:p text:style-name="Standard"><text:soft-page-break/><text:span text:style-name="기본_20_단락_20_글꼴"><text:span text:style-name="T1">이것을 안한경우 나중에 ctrl alt 할때마다 흰마우스는 보이지만 리눅스 검은 마우스가 안보이면</text:span></text:span></text:p>
      <text:p text:style-name="Standard"><text:span text:style-name="기본_20_단락_20_글꼴"><text:span text:style-name="T1">얼른 파일 - 닫기 - 시스템 종료하고 설정 - 시스템에서 마우스를 ps/2에서 usb테블릿으로 변경한다</text:span></text:span></text:p>
      <text:p text:style-name="Standard"/>
      <text:p text:style-name="Standard"/>
      <text:p text:style-name="Standard"><text:span text:style-name="기본_20_단락_20_글꼴"><text:span text:style-name="T1">다시 설치</text:span></text:span></text:p>
      <text:p text:style-name="Standard"><text:span text:style-name="기본_20_단락_20_글꼴"><text:span text:style-name="T1">상단의 설정 클릭</text:span></text:span></text:p>
      <text:p text:style-name="Standard"><text:span text:style-name="기본_20_단락_20_글꼴"><text:span text:style-name="T1">왼쪽 저장소 탭 클릭하고</text:span></text:span></text:p>
      <text:p text:style-name="Standard"><text:span text:style-name="기본_20_단락_20_글꼴"><text:span text:style-name="T1"><text:tab/>컨트롤러 IDE의 바로 위 CD 그림에 +가 그려짐 광학드리아브 추가 "아이콘"을 눌러</text:span></text:span></text:p>
      <text:p text:style-name="Standard"><text:span text:style-name="기본_20_단락_20_글꼴"><text:span text:style-name="T1"><text:tab/>디스크 선택하기 한후 상단 추가 아이콘</text:span></text:span></text:p>
      <text:p text:style-name="Standard"><text:span text:style-name="기본_20_단락_20_글꼴"><text:span text:style-name="T1"><text:tab/>다운받은 centos7 찾아 선택(choose 한다) (압축 안품)</text:span></text:span></text:p>
      <text:p text:style-name="Standard"><text:span text:style-name="기본_20_단락_20_글꼴"><text:span text:style-name="T1">왼쪽 메뉴에서 네트워크 눌러보고 일단 네트워크는 NAT로 나둠</text:span></text:span></text:p>
      <text:p text:style-name="Standard"><text:span text:style-name="기본_20_단락_20_글꼴"><text:span text:style-name="T1">(만일 host 전용으로 하려면 왼쪽의 네트워크 탭 선택한 후 어탭터1(가상머신의 랜카드 역활)</text:span></text:span></text:p>
      <text:p text:style-name="Standard"><text:span text:style-name="기본_20_단락_20_글꼴"><text:span text:style-name="T1">일단 host 전용 어탭터 선택)</text:span></text:span></text:p>
      <text:p text:style-name="Standard"><text:span text:style-name="기본_20_단락_20_글꼴"><text:span text:style-name="T1">확인을 누른다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기본_20_단락_20_글꼴"><text:span text:style-name="T1">***centos7 가동 시작하기</text:span></text:span></text:p>
      <text:p text:style-name="Standard"><text:span text:style-name="기본_20_단락_20_글꼴"><text:span text:style-name="T1"><text:tab/>vbox처음 화면의 왼쪽 탭에서 centos7 - 마오 - 시작 - 일반시작</text:span></text:span></text:p>
      <text:p text:style-name="Standard"/>
      <text:p text:style-name="Standard"><text:span text:style-name="기본_20_단락_20_글꼴"><text:span text:style-name="T1">언어 선택 결정</text:span></text:span></text:p>
      <text:p text:style-name="Standard"><text:span text:style-name="기본_20_단락_20_글꼴"><text:span text:style-name="T1">왼쪽 화면을 스크롤하여 한국어를 선택한 후 [계속 진행] 버튼 클릭</text:span></text:span></text:p>
      <text:p text:style-name="Standard"><text:span text:style-name="기본_20_단락_20_글꼴"><text:span text:style-name="T1">(vm ware: +기호를 눌러 영어 선택 후 ^등을 눌러 영어를 맨 위로 올림)</text:span></text:span></text:p>
      <text:p text:style-name="Standard"/>
      <text:p text:style-name="Standard"><text:span text:style-name="기본_20_단락_20_글꼴"><text:span text:style-name="T1">"소프트웨어 선택"을 누른 후 맨 아래 [개발 및 창조를 위한 워크 스테이션]을 클릭 후 [완료] 버튼 클릭</text:span></text:span></text:p>
      <text:p text:style-name="Standard"/>
      <text:p text:style-name="Standard"><text:span text:style-name="기본_20_단락_20_글꼴"><text:span text:style-name="T1">네트워크 및 호스트 이름을 클릭 후 오른쪽의 끔을 켬으로 변경 후 상단 완료 버튼 클릭</text:span></text:span></text:p>
      <text:p text:style-name="Standard"/>
      <text:p text:style-name="Standard"><text:span text:style-name="기본_20_단락_20_글꼴"><text:span text:style-name="T1">설치 대상을 클릭</text:span></text:span></text:p>
      <text:p text:style-name="Standard"><text:span text:style-name="기본_20_단락_20_글꼴"><text:span text:style-name="T1">하드디스크 천천히 두번 눌러 파란색 체크표시 확인 후</text:span></text:span></text:p>
      <text:p text:style-name="Standard"><text:span text:style-name="기본_20_단락_20_글꼴"><text:span text:style-name="T1">아래 '파티션을 설정합니다'를 체크 후 상단 완료 버튼 클릭 (자동 -&gt; 파티션을 설정합니다)</text:span></text:span></text:p>
      <text:p text:style-name="Standard"/>
      <text:p text:style-name="Standard"><text:span text:style-name="기본_20_단락_20_글꼴"><text:span text:style-name="T1">수동으로 파티션 설정</text:span></text:span></text:p>
      <text:p text:style-name="Standard"><text:span text:style-name="기본_20_단락_20_글꼴"><text:span text:style-name="T1">중간부분을 '표준파티션'으로 변경 후 (LVM -&gt; 표준파티션)</text:span></text:span></text:p>
      <text:p text:style-name="Standard"><text:span text:style-name="기본_20_단락_20_글꼴"><text:span text:style-name="T1">아래 + 기호를 눌러 마운트 지점에는 swap, 용량은 2G 입력 후 '마운트 지점 추가' 버튼을 클릭</text:span></text:span></text:p>
      <text:p text:style-name="Standard"><text:span text:style-name="기본_20_단락_20_글꼴"><text:span text:style-name="T1">+ 기호를 눌러 마운트 지점에는 /, 용량은 빈칸으로 두고 '마운트 지점 추가' 버튼을 클릭 후 상단 완료 버튼 클릭</text:span></text:span></text:p>
      <text:p text:style-name="Standard"><text:soft-page-break/><text:span text:style-name="기본_20_단락_20_글꼴"><text:span text:style-name="T1">변경사항 적용 버튼 클릭</text:span></text:span></text:p>
      <text:p text:style-name="Standard"/>
      <text:p text:style-name="Standard"/>
      <text:p text:style-name="Standard"><text:span text:style-name="기본_20_단락_20_글꼴"><text:span text:style-name="T1">아래 설치 시작 버튼 클릭</text:span></text:span></text:p>
      <text:p text:style-name="Standard"><text:span text:style-name="기본_20_단락_20_글꼴"><text:span text:style-name="T1">설치가 진행되는 것을 확인한 후 root 암호를 설정한다</text:span></text:span></text:p>
      <text:p text:style-name="Standard"/>
      <text:p text:style-name="Standard"><text:span text:style-name="기본_20_단락_20_글꼴"><text:span text:style-name="T1">1234 입력 후 완료 2번(암호는 아무거나 상관없음)</text:span></text:span></text:p>
      <text:p text:style-name="Standard"><text:span text:style-name="기본_20_단락_20_글꼴"><text:span text:style-name="T1">암호가 취약일때는 상단 완료 버튼을 2번 클릭하면 된다</text:span></text:span></text:p>
      <text:p text:style-name="Standard"/>
      <text:p text:style-name="Standard"><text:span text:style-name="기본_20_단락_20_글꼴"><text:span text:style-name="T1">필요시 사용자 생성 클릭</text:span></text:span></text:p>
      <text:p text:style-name="Standard"><text:span text:style-name="기본_20_단락_20_글꼴"><text:span text:style-name="T1">입력칸 모두 ondal을 4번 입력 후 상단 완료 클릭</text:span></text:span></text:p>
      <text:p text:style-name="Standard"><text:span text:style-name="기본_20_단락_20_글꼴"><text:span text:style-name="T1">암호가 취약일때는 상단 완료 버큰을 2번 클릭하면 된다</text:span></text:span></text:p>
      <text:p text:style-name="Standard"/>
      <text:p text:style-name="Standard"><text:span text:style-name="기본_20_단락_20_글꼴"><text:span text:style-name="T1">설치가 진행일 것이므로 1600여개의 설치가 완료되면 재부팅 버튼 클릭 후 기다림</text:span></text:span></text:p>
      <text:p text:style-name="Standard"/>
      <text:p text:style-name="Standard"><text:span text:style-name="기본_20_단락_20_글꼴"><text:span text:style-name="T1">(참고) 부팅 시 기다리고 있으면 부팅이 시작됨, 만일 기다리지 않고 부팅시키려면 첫번째 줄 누른다</text:span></text:span></text:p>
      <text:p text:style-name="Standard"><text:span text:style-name="기본_20_단락_20_글꼴"><text:span text:style-name="T1">(or 첫번째 줄 첫글자 입력)</text:span></text:span></text:p>
      <text:p text:style-name="Standard"/>
      <text:p text:style-name="Standard"/>
      <text:p text:style-name="Standard"><text:span text:style-name="기본_20_단락_20_글꼴"><text:span text:style-name="T1">라이센스 정보 클릭 - 약관에 동의합니다 클릭 후 완료</text:span></text:span></text:p>
      <text:p text:style-name="Standard"/>
      <text:p text:style-name="Standard"><text:span text:style-name="기본_20_단락_20_글꼴"><text:span text:style-name="T1">네트워크 설정 - 켬 확인 완료</text:span></text:span></text:p>
      <text:p text:style-name="Standard"/>
      <text:p text:style-name="Standard"><text:span text:style-name="기본_20_단락_20_글꼴"><text:span text:style-name="T1">우측 아래 설정 완료 클릭.</text:span></text:span></text:p>
      <text:p text:style-name="Standard"/>
      <text:p text:style-name="Standard"/>
      <text:p text:style-name="Standard"><text:span text:style-name="기본_20_단락_20_글꼴"><text:span text:style-name="T1">(참고) 리눅스 암호는 일방암호 알고리즘</text:span></text:span></text:p>
      <text:p text:style-name="Standard"><text:span text:style-name="기본_20_단락_20_글꼴"><text:span text:style-name="T1"><text:tab/>일방암호 알고리즘: 암호는 쉽게 생성, 암호 알아내기는 대단히 어렵</text:span></text:span></text:p>
      <text:p text:style-name="Standard"/>
      <text:p text:style-name="Standard"><text:span text:style-name="기본_20_단락_20_글꼴"><text:span text:style-name="T1">로그인 화면 뜨면 목록에 없습니까 - 사용자 입력에 root 입력 앞에 입력했던 암호 입력</text:span></text:span></text:p>
      <text:p text:style-name="Standard"/>
      <text:p text:style-name="Standard"><text:span text:style-name="기본_20_단락_20_글꼴"><text:span text:style-name="T1">gnom(리눅스 gui 화면) 화면 (GUI)에서 잠시 기다린 후 환영합니다 나오면 한국어 선택된 것 확인 후 다음 클릭</text:span></text:span></text:p>
      <text:p text:style-name="Standard"><text:span text:style-name="기본_20_단락_20_글꼴"><text:span text:style-name="T1">입력 화면에서 맨 위 한국어 선택 후 다음 개인 정보는 끔 선택 후 다음 온라인 계정 연결은 건너뛰기 - 준비됐습니다 나오면 centos linux 시작 클릭 시작하기 화면 나오면 일단 닫기</text:span></text:span></text:p>
      <text:p text:style-name="Standard"/>
      <text:p text:style-name="Standard"><text:span text:style-name="기본_20_단락_20_글꼴"><text:span text:style-name="T1">서버 종료하기</text:span></text:span></text:p>
      <text:p text:style-name="Standard"><text:span text:style-name="기본_20_단락_20_글꼴"><text:span text:style-name="T1">우측 상단에 전원 스위치 버튼 클릭</text:span></text:span></text:p>
      <text:p text:style-name="Standard"><text:span text:style-name="기본_20_단락_20_글꼴"><text:span text:style-name="T1">root 클릭하면 펼친 메뉴 뜸</text:span></text:span></text:p>
      <text:p text:style-name="Standard"><text:span text:style-name="기본_20_단락_20_글꼴"><text:span text:style-name="T1">전원 스위치 클릭</text:span></text:span></text:p>
      <text:p text:style-name="Standard"><text:span text:style-name="기본_20_단락_20_글꼴"><text:span text:style-name="T1">컴퓨터 끄기 클릭</text:span></text:span></text:p>
      <text:p text:style-name="Standard"/>
      <text:p text:style-name="Standard"/>
      <text:p text:style-name="Standard"><text:span text:style-name="기본_20_단락_20_글꼴"><text:span text:style-name="T1">***제대로 리눅스 시작</text:span></text:span></text:p>
      <text:p text:style-name="Standard"><text:span text:style-name="기본_20_단락_20_글꼴"><text:span text:style-name="T1">centos7 - 마오 - 시작 - 일반 시작</text:span></text:span></text:p>
      <text:p text:style-name="Standard"><text:soft-page-break/><text:span text:style-name="기본_20_단락_20_글꼴"><text:span text:style-name="T1">ondal로 로그인 하거나 root로 로그인</text:span></text:span></text:p>
      <text:p text:style-name="Standard"/>
      <text:p text:style-name="Standard"><text:span text:style-name="기본_20_단락_20_글꼴"><text:span text:style-name="T1">*터미널모드</text:span></text:span></text:p>
      <text:p text:style-name="Standard"><text:span text:style-name="기본_20_단락_20_글꼴"><text:span text:style-name="T1">prompt가 출력</text:span></text:span></text:p>
      <text:p text:style-name="Standard"><text:span text:style-name="기본_20_단락_20_글꼴"><text:span text:style-name="T1">#: root</text:span></text:span></text:p>
      <text:p text:style-name="Standard"><text:span text:style-name="기본_20_단락_20_글꼴"><text:span text:style-name="T1">$: 일반 유저</text:span></text:span></text:p>
      <text:p text:style-name="Standard"/>
      <text:p text:style-name="Standard"><text:span text:style-name="기본_20_단락_20_글꼴"><text:span text:style-name="T1">(참고) 한영변환은 한/영키 or 윈도우키 + 스페이스 or shift + space 로 해본다</text:span></text:span></text:p>
      <text:p text:style-name="Standard"><text:span text:style-name="기본_20_단락_20_글꼴"><text:span text:style-name="T1">(참고) 한글이 안먹으면 프로그램 - 시스템도구- 설정 -지역 및 언어에서 한글(hangul)을 추가한 후</text:span></text:span></text:p>
      <text:p text:style-name="Standard"><text:span text:style-name="기본_20_단락_20_글꼴"><text:span text:style-name="T1">순서를 다른 한국어보다 위에 올리고 reboot 하면됨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기본_20_단락_20_글꼴"><text:span text:style-name="T1">**********************************리눅스 사용법</text:span></text:span></text:p>
      <text:p text:style-name="Standard"><text:span text:style-name="기본_20_단락_20_글꼴"><text:span text:style-name="T1">echo: 화면 출력 명령어</text:span></text:span></text:p>
      <text:p text:style-name="Standard"/>
      <text:p text:style-name="Standard"><text:span text:style-name="기본_20_단락_20_글꼴"><text:span text:style-name="T1">리눅스에서 c 언어를 개발, 먼저 윈도우에서 쉽게 작성하고 리눅스로 전송</text:span></text:span></text:p>
      <text:p text:style-name="Standard"><text:span text:style-name="기본_20_단락_20_글꼴"><text:span text:style-name="T1">툴: acroedit</text:span></text:span></text:p>
      <text:p text:style-name="Standard"><text:span text:style-name="기본_20_단락_20_글꼴"><text:span text:style-name="T1">ftp로 전송됨</text:span></text:span></text:p>
      <text:p text:style-name="Standard"/>
      <text:p text:style-name="Standard"><text:span text:style-name="기본_20_단락_20_글꼴"><text:span text:style-name="T1">repository(저장소)</text:span></text:span></text:p>
      <text:p text:style-name="Standard"><text:span text:style-name="기본_20_단락_20_글꼴"><text:span text:style-name="T1"/></text:span></text:p>
      <text:p text:style-name="Standard"><text:span text:style-name="기본_20_단락_20_글꼴"><text:span text:style-name="T1"/></text:span></text:p>
      <text:p text:style-name="Standard"><text:span text:style-name="기본_20_단락_20_글꼴"><text:span text:style-name="T1"/></text:span></text:p>
      <text:p text:style-name="Standard"><text:span text:style-name="기본_20_단락_20_글꼴"><text:span text:style-name="T1"/></text:span></text:p>
      <text:p text:style-name="P1"><text:span text:style-name="기본_20_단락_20_글꼴"><text:span text:style-name="T3">(참고) 네트워크 용어</text:span></text:span></text:p>
      <text:p text:style-name="P1"><text:span text:style-name="기본_20_단락_20_글꼴"><text:span text:style-name="T3">network adaptor: 랜카드</text:span></text:span></text:p>
      <text:p text:style-name="P1"><text:span text:style-name="기본_20_단락_20_글꼴"><text:span text:style-name="T3">DHCP 서버: DHCP는 Dynamic Host Configuration Protocol 로 IP등을 자동으로 할당하고 관리하는 서버</text:span></text:span></text:p>
      <text:p text:style-name="P1"><text:span text:style-name="기본_20_단락_20_글꼴"><text:span text:style-name="T3"/></text:span></text:p>
      <text:p text:style-name="P1"><text:span text:style-name="기본_20_단락_20_글꼴"><text:span text:style-name="T3">(참고) 네크워크 연결의 종류</text:span></text:span></text:p>
      <text:p text:style-name="P1"><text:span text:style-name="기본_20_단락_20_글꼴"><text:span text:style-name="T3">1) Bridge: 호스트와 게스트를 하나로 연결시켜 하나의 너트워크로 사용하는 것으로</text:span></text:span></text:p>
      <text:p text:style-name="P1"><text:span text:style-name="기본_20_단락_20_글꼴"><text:span text:style-name="T3">호스트와 게스트가 동등하게 여겨지며 같은 IP 대역을 가짐</text:span></text:span></text:p>
      <text:p text:style-name="P1"><text:span text:style-name="기본_20_단락_20_글꼴"><text:span text:style-name="T3"/></text:span></text:p>
      <text:p text:style-name="P1"><text:span text:style-name="기본_20_단락_20_글꼴"><text:span text:style-name="T3">2) NAT: 게스트가 호스트의 하위 부분에 있는 방식으로 게스트는 DHCP에서 내부 IP를 받아오며 게스트는 호스트와 다른 IP 대역을 가짐, 외부에서 게스트가 있는지는 알 수 없으며 게스트가 외부로 연결되는 것은 가능하다</text:span></text:span></text:p>
      <text:p text:style-name="P1"><text:span text:style-name="기본_20_단락_20_글꼴"><text:span text:style-name="T3"/></text:span></text:p>
      <text:p text:style-name="P1"><text:span text:style-name="기본_20_단락_20_글꼴"><text:span text:style-name="T3">3) Host-only: 게스트가 호스트의 하위 부분에 있으며 NAT 라우터가 없는 방식이기에 게스트는 외부 연결이 불가능한 방식이다. 게스트는 호스트와 다른 IP 대역을 가짐</text:span></text:span></text:p>
      <text:p text:style-name="P1"><text:span text:style-name="기본_20_단락_20_글꼴"><text:span text:style-name="T3">게스트 인터넷 안됨</text:span></text:span></text:p>
      <text:p text:style-name="P1"><text:soft-page-break/><text:span text:style-name="기본_20_단락_20_글꼴"><text:span text:style-name="T3"/></text:span></text:p>
      <text:p text:style-name="P2"><text:span text:style-name="기본_20_단락_20_글꼴"><text:span text:style-name="T4">*** 유닉스</text:span></text:span></text:p>
      <text:p text:style-name="P2"><text:span text:style-name="기본_20_단락_20_글꼴"><text:span text:style-name="T4">유명 회사</text:span></text:span></text:p>
      <text:p text:style-name="P2"><text:span text:style-name="기본_20_단락_20_글꼴"><text:span text:style-name="T4">sun microsystems</text:span></text:span></text:p>
      <text:p text:style-name="P2"><text:span text:style-name="기본_20_단락_20_글꼴"><text:span text:style-name="T4">hp/ux</text:span></text:span></text:p>
      <text:p text:style-name="P2"><text:span text:style-name="기본_20_단락_20_글꼴"><text:span text:style-name="T4">solaris</text:span></text:span></text:p>
      <text:p text:style-name="P2"><text:span text:style-name="기본_20_단락_20_글꼴"><text:span text:style-name="T4"/></text:span></text:p>
      <text:p text:style-name="P2"><text:span text:style-name="기본_20_단락_20_글꼴"><text:span text:style-name="T4">리눅스, 유닉스에 가장 중요한 개념: shell 이란?</text:span></text:span></text:p>
      <text:p text:style-name="P2"><text:span text:style-name="기본_20_단락_20_글꼴"><text:span text:style-name="T4">윈도우 쉘: shell:Startup - 시작 프로그램</text:span></text:span></text:p>
      <text:p text:style-name="P2"><text:span text:style-name="기본_20_단락_20_글꼴"><text:span text:style-name="T4"/></text:span></text:p>
      <text:p text:style-name="P2"><text:span text:style-name="기본_20_단락_20_글꼴"><text:span text:style-name="T4">정의: 사용자와 시스템간의 다리 역활</text:span></text:span></text:p>
      <text:p text:style-name="P2"><text:span text:style-name="기본_20_단락_20_글꼴"><text:span text:style-name="T4">사용자</text:span></text:span><text:span text:style-name="기본_20_단락_20_글꼴"><text:span text:style-name="T5"> &lt;-----&gt; <text:s/>shell &lt;-------&gt; system(kernel)</text:span></text:span></text:p>
      <text:p text:style-name="P3"><draw:custom-shape text:anchor-type="paragraph" draw:z-index="0" draw:name="모양1" draw:style-name="gr3" draw:text-style-name="P27" svg:width="3.149cm" svg:height="2.7cm" svg:x="2.348cm" svg:y="0.1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기본_20_단락_20_글꼴"><text:span text:style-name="T5"><text:s/></text:span></text:span></text:p>
      <text:p text:style-name="P3"><text:span text:style-name="기본_20_단락_20_글꼴"><text:span text:style-name="T5"/></text:span></text:p>
      <text:p text:style-name="P3"><text:span text:style-name="기본_20_단락_20_글꼴"><text:span text:style-name="T5"><text:tab/><text:tab/> <text:s/>unix, linux</text:span></text:span></text:p>
      <text:p text:style-name="P3"><text:span text:style-name="기본_20_단락_20_글꼴"><text:span text:style-name="T5"><text:tab/><text:tab/><text:tab/>server</text:span></text:span></text:p>
      <text:p text:style-name="P3"><draw:line text:anchor-type="paragraph" draw:z-index="4" draw:name="모양3" draw:style-name="gr1" draw:text-style-name="P27" svg:x1="1.157cm" svg:y1="1.651cm" svg:x2="2.771cm" svg:y2="0.143cm"><text:p/></draw:line><draw:line text:anchor-type="paragraph" draw:z-index="5" draw:name="모양4" draw:style-name="gr1" draw:text-style-name="P27" svg:x1="4.173cm" svg:y1="1.552cm" svg:x2="4.226cm" svg:y2="0.407cm"><text:p/></draw:line><draw:line text:anchor-type="paragraph" draw:z-index="6" draw:name="모양5" draw:style-name="gr1" draw:text-style-name="P27" svg:x1="7.401cm" svg:y1="1.552cm" svg:x2="4.967cm" svg:y2="0.196cm"><text:p/></draw:line><text:span text:style-name="기본_20_단락_20_글꼴"><text:span text:style-name="T5"/></text:span></text:p>
      <text:p text:style-name="P3"><text:span text:style-name="기본_20_단락_20_글꼴"><text:span text:style-name="T5"/></text:span></text:p>
      <text:p text:style-name="P3"><draw:custom-shape text:anchor-type="paragraph" draw:z-index="1" draw:name="모양2" draw:style-name="gr2" draw:text-style-name="P27" svg:width="2.17cm" svg:height="2.17cm" svg:x="0.152cm" svg:y="0.526cm"><text:p/><draw:enhanced-geometry svg:viewBox="0 0 21600 21600" draw:type="rectangle" draw:enhanced-path="M 0 0 L 21600 0 21600 21600 0 21600 0 0 Z N"/></draw:custom-shape><draw:custom-shape text:anchor-type="paragraph" draw:z-index="2" draw:name="모양2_0" draw:style-name="gr2" draw:text-style-name="P27" svg:width="2.17cm" svg:height="2.17cm" svg:x="3.221cm" svg:y="0.427cm"><text:p/><draw:enhanced-geometry svg:viewBox="0 0 21600 21600" draw:type="rectangle" draw:enhanced-path="M 0 0 L 21600 0 21600 21600 0 21600 0 0 Z N"/></draw:custom-shape><draw:custom-shape text:anchor-type="paragraph" draw:z-index="3" draw:name="모양2_1" draw:style-name="gr2" draw:text-style-name="P27" svg:width="2.17cm" svg:height="2.17cm" svg:x="6.528cm" svg:y="0.427cm"><text:p/><draw:enhanced-geometry svg:viewBox="0 0 21600 21600" draw:type="rectangle" draw:enhanced-path="M 0 0 L 21600 0 21600 21600 0 21600 0 0 Z N"/></draw:custom-shape><text:span text:style-name="기본_20_단락_20_글꼴"><text:span text:style-name="T5"><text:tab/><text:tab/><text:tab/><text:tab/><text:tab/><text:tab/>telnet(emulator)</text:span></text:span></text:p>
      <text:p text:style-name="P3"><text:span text:style-name="기본_20_단락_20_글꼴"><text:span text:style-name="T5"><text:tab/>pc<text:tab/><text:tab/>pc<text:tab/><text:tab/><text:tab/>pc</text:span></text:span></text:p>
      <text:p text:style-name="P3"><text:span text:style-name="기본_20_단락_20_글꼴"><text:span text:style-name="T5"/></text:span></text:p>
      <text:p text:style-name="P3"><text:span text:style-name="기본_20_단락_20_글꼴"><text:span text:style-name="T5"/></text:span></text:p>
      <text:p text:style-name="P3"><text:span text:style-name="기본_20_단락_20_글꼴"><text:span text:style-name="T5"/></text:span></text:p>
      <text:p text:style-name="P3"><text:span text:style-name="기본_20_단락_20_글꼴"><text:span text:style-name="T5">단말기</text:span></text:span></text:p>
      <text:p text:style-name="P3"><text:span text:style-name="기본_20_단락_20_글꼴"><text:span text:style-name="T5"/></text:span></text:p>
      <text:p text:style-name="P3"><text:span text:style-name="기본_20_단락_20_글꼴"><text:span text:style-name="T5"/></text:span></text:p>
      <text:p text:style-name="P3"><text:span text:style-name="기본_20_단락_20_글꼴"><text:span text:style-name="T5">--------------------------------------------------</text:span></text:span></text:p>
      <text:p text:style-name="P3"><text:span text:style-name="기본_20_단락_20_글꼴"><text:span text:style-name="T5"/></text:span></text:p>
      <text:p text:style-name="P3"><text:span text:style-name="기본_20_단락_20_글꼴"><text:span text:style-name="T5">unix <text:s/><text:tab/><text:tab/>(만든사람)<text:tab/><text:tab/><text:tab/><text:tab/><text:tab/><text:tab/><text:tab/>프롬프트 명령어위치</text:span></text:span></text:p>
      <text:p text:style-name="P3"><text:span text:style-name="기본_20_단락_20_글꼴"><text:span text:style-name="T5"><text:tab/>bourne(Steven Bourne) shell (줄여서 b shell)<text:tab/><text:tab/><text:tab/>$<text:tab/> <text:s text:c="3"/>/usr/bin/sh</text:span></text:span></text:p>
      <text:p text:style-name="P3"><text:span text:style-name="기본_20_단락_20_글꼴"><text:span text:style-name="T5"><text:tab/>C shell(Bill Joy, 버클리대학) <text:tab/><text:tab/><text:tab/><text:tab/><text:tab/>%<text:tab/> <text:s text:c="3"/>/usr/bin/csh</text:span></text:span></text:p>
      <text:p text:style-name="P3"><text:span text:style-name="기본_20_단락_20_글꼴"><text:span text:style-name="T5"><text:tab/>K shell (David Korn) (b+c=k, b와 c의 장점을 합침, 용량큼)<text:tab/>$<text:tab/> <text:s text:c="3"/>/usr/bin/ksh</text:span></text:span></text:p>
      <text:p text:style-name="P3"><text:span text:style-name="기본_20_단락_20_글꼴"><text:span text:style-name="T5">Linux</text:span></text:span></text:p>
      <text:p text:style-name="P3"><text:span text:style-name="기본_20_단락_20_글꼴"><text:span text:style-name="T5"><text:tab/>bash(bourne again shell) shell</text:span></text:span><text:span text:style-name="기본_20_단락_20_글꼴"><text:span text:style-name="T6"><text:tab/><text:tab/><text:tab/><text:tab/><text:tab/><text:tab/><text:tab/>/bin/bash</text:span></text:span></text:p>
      <text:p text:style-name="P3"><text:span text:style-name="기본_20_단락_20_글꼴"><text:span text:style-name="T6"/></text:span></text:p>
      <text:p text:style-name="P3"><text:span text:style-name="기본_20_단락_20_글꼴"><text:span text:style-name="T6"/></text:span></text:p>
      <text:p text:style-name="P3"><text:span text:style-name="기본_20_단락_20_글꼴"><text:span text:style-name="T6"/></text:span></text:p>
      <text:p text:style-name="P4"><text:span text:style-name="기본_20_단락_20_글꼴"><text:span text:style-name="T7">리눅스(유닉스) 계층구조</text:span></text:span></text:p>
      <text:p text:style-name="P4"><text:span text:style-name="기본_20_단락_20_글꼴"><text:span text:style-name="T7"/></text:span></text:p>
      <text:p text:style-name="P6"><text:span text:style-name="기본_20_단락_20_글꼴"><text:span text:style-name="T9">**명령어</text:span></text:span></text:p>
      <text:p text:style-name="P4"><text:span text:style-name="기본_20_단락_20_글꼴"><text:span text:style-name="T7">pwd: 현재 위치</text:span></text:span></text:p>
      <text:p text:style-name="P4"><text:span text:style-name="기본_20_단락_20_글꼴"><text:span text:style-name="T7">cd: change directory</text:span></text:span></text:p>
      <text:p text:style-name="P5"><text:span text:style-name="기본_20_단락_20_글꼴"><text:span text:style-name="T8">ls -l</text:span></text:span></text:p>
      <text:p text:style-name="P5"><text:span text:style-name="기본_20_단락_20_글꼴"><text:span text:style-name="T8">cat</text:span></text:span></text:p>
      <text:p text:style-name="P5"><text:span text:style-name="기본_20_단락_20_글꼴"><text:span text:style-name="T8"/></text:span></text:p>
      <text:p text:style-name="P5"><text:soft-page-break/><text:span text:style-name="기본_20_단락_20_글꼴"><text:span text:style-name="T8"><text:tab/><text:tab/><text:tab/><text:tab/>/</text:span></text:span></text:p>
      <text:p text:style-name="P5"><text:span text:style-name="기본_20_단락_20_글꼴"><text:span text:style-name="T8">usr<text:tab/><text:tab/><text:tab/>etc<text:tab/>bin<text:tab/>lib<text:tab/>tmp<text:tab/>dev<text:tab/>home</text:span></text:span></text:p>
      <text:p text:style-name="P5"><text:span text:style-name="기본_20_단락_20_글꼴"><text:span text:style-name="T8">bin lib include<text:tab/><text:tab/><text:tab/><text:tab/><text:tab/><text:tab/>ondal</text:span></text:span></text:p>
      <text:p text:style-name="P5"><text:span text:style-name="기본_20_단락_20_글꼴"><text:span text:style-name="T8"/></text:span></text:p>
      <text:p text:style-name="P5"><text:span text:style-name="기본_20_단락_20_글꼴"><text:span text:style-name="T8">/<text:tab/>루트 디렉토리</text:span></text:span></text:p>
      <text:p text:style-name="P5"><text:span text:style-name="기본_20_단락_20_글꼴"><text:span text:style-name="T8">/usr<text:tab/>루트 디렉토리의 서브 디렉토리, 공유 파일을 포함</text:span></text:span></text:p>
      <text:p text:style-name="P5"><text:span text:style-name="기본_20_단락_20_글꼴"><text:span text:style-name="T8">/bin<text:tab/>명령 파일 포함</text:span></text:span></text:p>
      <text:p text:style-name="P5"><text:span text:style-name="기본_20_단락_20_글꼴"><text:span text:style-name="T8">/dev<text:tab/>입출력장치등을 포함</text:span></text:span></text:p>
      <text:p text:style-name="P5"><text:span text:style-name="기본_20_단락_20_글꼴"><text:span text:style-name="T8">/etc<text:tab/>관리 파일을 포함</text:span></text:span></text:p>
      <text:p text:style-name="P5"><text:span text:style-name="기본_20_단락_20_글꼴"><text:span text:style-name="T8">/tmp<text:tab/>임시파일</text:span></text:span></text:p>
      <text:p text:style-name="P5"><text:span text:style-name="기본_20_단락_20_글꼴"><text:span text:style-name="T8">/lib<text:tab/>라이브러리</text:span></text:span></text:p>
      <text:p text:style-name="P5"><text:span text:style-name="기본_20_단락_20_글꼴"><text:span text:style-name="T8"/></text:span></text:p>
      <text:p text:style-name="P6"><text:span text:style-name="기본_20_단락_20_글꼴"><text:span text:style-name="T9">**명령어</text:span></text:span></text:p>
      <text:p text:style-name="P6"><text:span text:style-name="기본_20_단락_20_글꼴"><text:span text:style-name="T9">ls : list</text:span></text:span></text:p>
      <text:p text:style-name="P6"><text:span text:style-name="기본_20_단락_20_글꼴"><text:span text:style-name="T9">ls -a(all): hidden file 까지</text:span></text:span></text:p>
      <text:p text:style-name="P7"><text:span text:style-name="기본_20_단락_20_글꼴"><text:span text:style-name="T10">ls -la (l: long): 자세히 출력</text:span></text:span></text:p>
      <text:p text:style-name="P8"><text:span text:style-name="기본_20_단락_20_글꼴"><text:span text:style-name="T11">ls -lai (i: i-node) 리눅스는 모든 파일을 i-node 숫자로 기억함(숫자가 같으면 같은 파일)</text:span></text:span></text:p>
      <text:p text:style-name="P7"><text:span text:style-name="기본_20_단락_20_글꼴"><text:span text:style-name="T10"/></text:span></text:p>
      <text:p text:style-name="P8"><text:span text:style-name="기본_20_단락_20_글꼴"><text:span text:style-name="T11">clear: 화면 비움 명령</text:span></text:span></text:p>
      <text:p text:style-name="P8"><text:span text:style-name="기본_20_단락_20_글꼴"><text:span text:style-name="T11">alias c=clear: c로도 clear명령어 사용 가능</text:span></text:span><text:span text:style-name="기본_20_단락_20_글꼴"><text:span text:style-name="T12"> (껏다 키면 사라짐)</text:span></text:span></text:p>
      <text:p text:style-name="P8"><text:span text:style-name="기본_20_단락_20_글꼴"><text:span text:style-name="T12"/></text:span></text:p>
      <text:p text:style-name="P9"><text:span text:style-name="기본_20_단락_20_글꼴"><text:span text:style-name="T12">cp: cp 원본 사본</text:span></text:span></text:p>
      <text:p text:style-name="P9"><text:span text:style-name="기본_20_단락_20_글꼴"><text:span text:style-name="T12"/></text:span></text:p>
      <text:p text:style-name="P9"><text:span text:style-name="기본_20_단락_20_글꼴"><text:span text:style-name="T12">cd [엔터]: 어디에 있던지 내 방으로</text:span></text:span></text:p>
      <text:p text:style-name="P11"><text:span text:style-name="기본_20_단락_20_글꼴"><text:span text:style-name="T14">다중복사:<text:tab/>cp aa.txt bb.txt bang</text:span></text:span></text:p>
      <text:p text:style-name="P11"><text:span text:style-name="기본_20_단락_20_글꼴"><text:span text:style-name="T14">디렉터리 복사: cp -r bang/ bang2</text:span></text:span></text:p>
      <text:p text:style-name="P9"><text:span text:style-name="기본_20_단락_20_글꼴"><text:span text:style-name="T12"/></text:span></text:p>
      <text:p text:style-name="P10"><text:span text:style-name="기본_20_단락_20_글꼴"><text:span text:style-name="T13">mkdir(make directory)</text:span></text:span></text:p>
      <text:p text:style-name="P12"><text:span text:style-name="기본_20_단락_20_글꼴"><text:span text:style-name="T15">다중 만들기: mkdir -p jip/anbang</text:span></text:span></text:p>
      <text:p text:style-name="P12"><text:span text:style-name="기본_20_단락_20_글꼴"><text:span text:style-name="T15"/></text:span></text:p>
      <text:p text:style-name="P12"><text:span text:style-name="기본_20_단락_20_글꼴"><text:span text:style-name="T15">rmdir: 디렉터리 삭제</text:span></text:span></text:p>
      <text:p text:style-name="P13"><text:span text:style-name="기본_20_단락_20_글꼴"><text:span text:style-name="T16">rm: 파일 삭제</text:span></text:span><text:span text:style-name="기본_20_단락_20_글꼴"><text:span text:style-name="T17"> -&gt; 다시한번 확인하는 -i 옵션 꼭 사용하기</text:span></text:span></text:p>
      <text:p text:style-name="P13"><text:span text:style-name="기본_20_단락_20_글꼴"><text:span text:style-name="T17"/></text:span></text:p>
      <text:p text:style-name="P13"><text:span text:style-name="기본_20_단락_20_글꼴"><text:span text:style-name="T17"/></text:span></text:p>
      <text:p text:style-name="P14"><text:span text:style-name="기본_20_단락_20_글꼴"><text:span text:style-name="T18">***파일 권한</text:span></text:span></text:p>
      <text:p text:style-name="P14"><text:span text:style-name="기본_20_단락_20_글꼴"><text:span text:style-name="T18">r: read</text:span></text:span></text:p>
      <text:p text:style-name="P14"><text:span text:style-name="기본_20_단락_20_글꼴"><text:span text:style-name="T18">w: write</text:span></text:span></text:p>
      <text:p text:style-name="P14"><text:span text:style-name="기본_20_단락_20_글꼴"><text:span text:style-name="T18">x: execute</text:span></text:span><text:span text:style-name="기본_20_단락_20_글꼴"><text:span text:style-name="T19"> -&gt; 디렉터리일 때는 접근</text:span></text:span></text:p>
      <text:p text:style-name="P14"><text:span text:style-name="기본_20_단락_20_글꼴"><text:span text:style-name="T18"/></text:span></text:p>
      <text:p text:style-name="P14"><text:span text:style-name="기본_20_단락_20_글꼴"><text:span text:style-name="T18"/></text:span></text:p>
      <text:p text:style-name="P14"><text:span text:style-name="기본_20_단락_20_글꼴"><text:span text:style-name="T18"/></text:span></text:p>
      <text:p text:style-name="P14"><text:span text:style-name="기본_20_단락_20_글꼴"><text:span text:style-name="T18"/></text:span></text:p>
      <text:p text:style-name="P14"><text:span text:style-name="기본_20_단락_20_글꼴"><text:span text:style-name="T18"/></text:span></text:p>
      <text:p text:style-name="P14"><text:span text:style-name="기본_20_단락_20_글꼴"><text:span text:style-name="T18"/></text:span></text:p>
      <text:p text:style-name="P14"><text:span text:style-name="기본_20_단락_20_글꼴"><text:span text:style-name="T18"/></text:span></text:p>
      <text:p text:style-name="P15"><text:soft-page-break/><text:span text:style-name="기본_20_단락_20_글꼴"><text:span text:style-name="T20">***리눅스 압축 <text:s/><text:tab/>.gz</text:span></text:span></text:p>
      <text:p text:style-name="P15"><text:span text:style-name="기본_20_단락_20_글꼴"><text:span text:style-name="T20"/></text:span></text:p>
      <text:p text:style-name="P16"><text:span text:style-name="기본_20_단락_20_글꼴"><text:span text:style-name="T21">원리:</text:span></text:span></text:p>
      <text:p text:style-name="P16"><text:span text:style-name="기본_20_단락_20_글꼴"><text:span text:style-name="T21"><text:tab/>123aaaaabb23cccccc</text:span></text:span></text:p>
      <text:p text:style-name="P16"><text:span text:style-name="기본_20_단락_20_글꼴"><text:span text:style-name="T21"><text:tab/>123a5b234c6</text:span></text:span></text:p>
      <text:p text:style-name="P16"><text:span text:style-name="기본_20_단락_20_글꼴"><text:span text:style-name="T21"/></text:span></text:p>
      <text:p text:style-name="P16"><text:span text:style-name="기본_20_단락_20_글꼴"><text:span text:style-name="T21">순서:</text:span></text:span></text:p>
      <text:p text:style-name="P16"><text:span text:style-name="기본_20_단락_20_글꼴"><text:span text:style-name="T21"><text:tab/>1) 파일 묶기 .tar</text:span></text:span></text:p>
      <text:p text:style-name="P16"><text:span text:style-name="기본_20_단락_20_글꼴"><text:span text:style-name="T21"><text:tab/>2) 압축 .tar.gz</text:span></text:span></text:p>
      <text:p text:style-name="P16"><text:span text:style-name="기본_20_단락_20_글꼴"><text:span text:style-name="T21"/></text:span></text:p>
      <text:p text:style-name="P16"><text:span text:style-name="기본_20_단락_20_글꼴"><text:span text:style-name="T21">명령어:</text:span></text:span></text:p>
      <text:p text:style-name="P16"><text:span text:style-name="기본_20_단락_20_글꼴"><text:span text:style-name="T21"><text:tab/>1) tar -cvf aa.tar *.*(내 방안에 있는 전부 묶기)</text:span></text:span></text:p>
      <text:p text:style-name="P16"><text:span text:style-name="기본_20_단락_20_글꼴"><text:span text:style-name="T21"><text:tab/><text:tab/>(c: 묶는것 v:view(과정을 보겠다) f:file)</text:span></text:span></text:p>
      <text:p text:style-name="P16"><text:span text:style-name="기본_20_단락_20_글꼴"><text:span text:style-name="T21"><text:tab/>2) </text:span></text:span><text:span text:style-name="기본_20_단락_20_글꼴"><text:span text:style-name="T22">gzip aa.tar ==&gt; aa.tar.gz</text:span></text:span></text:p>
      <text:p text:style-name="P16"><text:span text:style-name="기본_20_단락_20_글꼴"><text:span text:style-name="T22"/></text:span></text:p>
      <text:p text:style-name="P17"><text:span text:style-name="기본_20_단락_20_글꼴"><text:span text:style-name="T22">압축 풀기</text:span></text:span></text:p>
      <text:p text:style-name="P17"><text:span text:style-name="기본_20_단락_20_글꼴"><text:span text:style-name="T22"><text:tab/>gzip -d = gunzip</text:span></text:span></text:p>
      <text:p text:style-name="P17"><text:span text:style-name="기본_20_단락_20_글꼴"><text:span text:style-name="T22"><text:tab/>tar -xvf</text:span></text:span></text:p>
      <text:p text:style-name="P17"><text:span text:style-name="기본_20_단락_20_글꼴"><text:span text:style-name="T22"/></text:span></text:p>
      <text:p text:style-name="P17"><text:span text:style-name="기본_20_단락_20_글꼴"><text:span text:style-name="T22"/></text:span></text:p>
      <text:p text:style-name="P17"><text:span text:style-name="기본_20_단락_20_글꼴"><text:span text:style-name="T22">파일</text:span></text:span><text:span text:style-name="기본_20_단락_20_글꼴"><text:span text:style-name="T23"> 옮기기</text:span></text:span></text:p>
      <text:p text:style-name="P20"><text:span text:style-name="기본_20_단락_20_글꼴"><text:span text:style-name="T23">mv 현재위치 이동할위치</text:span></text:span></text:p>
      <text:p text:style-name="P20"><text:span text:style-name="기본_20_단락_20_글꼴"><text:span text:style-name="T23">현재</text:span></text:span><text:span text:style-name="기본_20_단락_20_글꼴"><text:span text:style-name="T24"> 위치 -&gt; 현재 위치 하면 이름 바꾸는 효과</text:span></text:span></text:p>
      <text:p text:style-name="P20"><text:span text:style-name="기본_20_단락_20_글꼴"><text:span text:style-name="T24"/></text:span></text:p>
      <text:p text:style-name="P20"><text:span text:style-name="기본_20_단락_20_글꼴"><text:span text:style-name="T24"/></text:span></text:p>
      <text:p text:style-name="P21"><text:span text:style-name="기본_20_단락_20_글꼴"><text:span text:style-name="T25">cd /bin</text:span></text:span></text:p>
      <text:p text:style-name="P21"><text:span text:style-name="기본_20_단락_20_글꼴"><text:span text:style-name="T25">ls -F</text:span></text:span></text:p>
      <text:p text:style-name="P21"><text:span text:style-name="기본_20_단락_20_글꼴"><text:span text:style-name="T25">@: 링크 파일</text:span></text:span></text:p>
      <text:p text:style-name="P21"><text:span text:style-name="기본_20_단락_20_글꼴"><text:span text:style-name="T25">*: 실행 파일</text:span></text:span></text:p>
      <text:p text:style-name="P21"><text:span text:style-name="기본_20_단락_20_글꼴"><text:span text:style-name="T25">/: 디렉터리 파일</text:span></text:span></text:p>
      <text:p text:style-name="P21"><text:span text:style-name="기본_20_단락_20_글꼴"><text:span text:style-name="T25"/></text:span></text:p>
      <text:p text:style-name="P21"><text:span text:style-name="기본_20_단락_20_글꼴"><text:span text:style-name="T25">----</text:span></text:span></text:p>
      <text:p text:style-name="P21"><text:span text:style-name="기본_20_단락_20_글꼴"><text:span text:style-name="T25"/></text:span></text:p>
      <text:p text:style-name="P21"><text:span text:style-name="기본_20_단락_20_글꼴"><text:span text:style-name="T25">hardlink: 같은 시스템에서 i-node를 공유</text:span></text:span></text:p>
      <text:p text:style-name="P23"><text:span text:style-name="기본_20_단락_20_글꼴"><text:span text:style-name="T27">ln hh.txt hh2.txt</text:span></text:span></text:p>
      <text:p text:style-name="P23"><text:span text:style-name="기본_20_단락_20_글꼴"><text:span text:style-name="T27">두개 같은 파일</text:span></text:span></text:p>
      <text:p text:style-name="P21"><text:span text:style-name="기본_20_단락_20_글꼴"><text:span text:style-name="T25"/></text:span></text:p>
      <text:p text:style-name="P22"><text:span text:style-name="기본_20_단락_20_글꼴"><text:span text:style-name="T26">cat &gt; hh.txt</text:span></text:span><text:span text:style-name="기본_20_단락_20_글꼴"><text:span text:style-name="T27"><text:tab/><text:tab/><text:tab/>파일 내용 변경</text:span></text:span></text:p>
      <text:p text:style-name="P23"><text:span text:style-name="기본_20_단락_20_글꼴"><text:span text:style-name="T27">cat &gt;&gt; hh.txt<text:tab/><text:tab/>파일 내용 추가</text:span></text:span></text:p>
      <text:p text:style-name="P22"><text:span text:style-name="기본_20_단락_20_글꼴"><text:span text:style-name="T26">h -&gt; redirection</text:span></text:span></text:p>
      <text:p text:style-name="P21"><text:span text:style-name="기본_20_단락_20_글꼴"><text:span text:style-name="T25"/></text:span></text:p>
      <text:p text:style-name="P23"><text:span text:style-name="기본_20_단락_20_글꼴"><text:span text:style-name="T27">symbolic link -&gt; 원본 삭제 x</text:span></text:span></text:p>
      <text:p text:style-name="P23"><text:span text:style-name="기본_20_단락_20_글꼴"><text:span text:style-name="T27"/></text:span></text:p>
      <text:p text:style-name="P23"><text:span text:style-name="기본_20_단락_20_글꼴"><text:span text:style-name="T27"/></text:span></text:p>
      <text:p text:style-name="P23"><text:span text:style-name="기본_20_단락_20_글꼴"><text:span text:style-name="T27"/></text:span></text:p>
      <text:p text:style-name="P24"><text:soft-page-break/><text:span text:style-name="기본_20_단락_20_글꼴"><text:span text:style-name="T28">*** vi 에디터</text:span></text:span></text:p>
      <text:p text:style-name="P24"><text:span text:style-name="기본_20_단락_20_글꼴"><text:span text:style-name="T28">:set nu -&gt; 넘버링</text:span></text:span></text:p>
      <text:p text:style-name="P24"><text:span text:style-name="기본_20_단락_20_글꼴"><text:span text:style-name="T28">:set nonu -&gt; 넘버링 해제</text:span></text:span></text:p>
      <text:p text:style-name="P24"><text:span text:style-name="기본_20_단락_20_글꼴"><text:span text:style-name="T28"/></text:span></text:p>
      <text:p text:style-name="P25"><text:span text:style-name="기본_20_단락_20_글꼴"><text:span text:style-name="T29"/></text:span></text:p>
      <text:p text:style-name="P25"><text:span text:style-name="기본_20_단락_20_글꼴"><text:span text:style-name="T29"/></text:span></text:p>
      <text:p text:style-name="P25"><text:span text:style-name="기본_20_단락_20_글꼴"><text:span text:style-name="T29">** process</text:span></text:span></text:p>
      <text:p text:style-name="P25"><text:span text:style-name="기본_20_단락_20_글꼴"><text:span text:style-name="T29">ps -eaf</text:span></text:span></text:p>
      <text:p text:style-name="P25"><text:span text:style-name="기본_20_단락_20_글꼴"><text:span text:style-name="T29"><text:tab/>e: every, 실행중인 사용자, 프로세스</text:span></text:span></text:p>
      <text:p text:style-name="P25"><text:span text:style-name="기본_20_단락_20_글꼴"><text:span text:style-name="T29"><text:tab/>a: all 로그인된 단말기와 관련</text:span></text:span></text:p>
      <text:p text:style-name="P25"><text:span text:style-name="기본_20_단락_20_글꼴"><text:span text:style-name="T29"><text:tab/>f: 완전한 정보</text:span></text:span></text:p>
      <text:p text:style-name="P25"><text:span text:style-name="기본_20_단락_20_글꼴"><text:span text:style-name="T29"/></text:span></text:p>
      <text:p text:style-name="P25"><text:span text:style-name="기본_20_단락_20_글꼴"><text:span text:style-name="T29">강제</text:span></text:span><text:span text:style-name="기본_20_단락_20_글꼴"><text:span text:style-name="T30"> 종료: kill -9 [PID]</text:span></text:span></text:p>
      <text:p text:style-name="P25"><text:span text:style-name="기본_20_단락_20_글꼴"><text:span text:style-name="T30"/></text:span></text:p>
      <text:p text:style-name="P25"><text:span text:style-name="기본_20_단락_20_글꼴"><text:span text:style-name="T30">프롬프트</text:span></text:span><text:span text:style-name="기본_20_단락_20_글꼴"><text:span text:style-name="T31"> 변경</text:span></text:span></text:p>
      <text:p text:style-name="P26"><text:span text:style-name="기본_20_단락_20_글꼴"><text:span text:style-name="T31">PS1=[프롬프트]</text:span></text:span></text:p>
      <text:p text:style-name="P26"><text:span text:style-name="기본_20_단락_20_글꼴"><text:span text:style-name="T31">PS1='[\u@\h \W]\$ '</text:span></text:span></text:p>
      <text:p text:style-name="P26"><text:span text:style-name="기본_20_단락_20_글꼴"><text:span text:style-name="T31">u: user</text:span></text:span></text:p>
      <text:p text:style-name="P26"><text:span text:style-name="기본_20_단락_20_글꼴"><text:span text:style-name="T31">h: ip</text:span></text:span><text:span text:style-name="기본_20_단락_20_글꼴"><text:span text:style-name="T32">(host)</text:span></text:span></text:p>
      <text:p text:style-name="P26"><text:span text:style-name="기본_20_단락_20_글꼴"><text:span text:style-name="T31">W: 위치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Mono" svg:font-family="'Liberation Mono'" style:font-family-generic="modern" style:font-pitch="fixed"/>
    <style:font-face style:name="맑은 고딕" svg:font-family="'맑은 고딕'" style:font-family-generic="modern" style:font-pitch="variable"/>
    <style:font-face style:name="Liberation Serif" svg:font-family="'Liberation Serif'" style:font-family-generic="roma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나눔고딕" svg:font-family="나눔고딕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바탕" fo:font-size="12pt" fo:letter-spacing="normal" fo:language="en" fo:country="US" fo:font-style="normal" style:text-underline-style="none" fo:font-weight="normal" style:letter-kerning="true" style:font-name-asian="맑은 고딕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바탕" fo:font-size="12pt" fo:letter-spacing="normal" fo:language="en" fo:country="US" fo:font-style="normal" style:text-underline-style="none" fo:font-weight="normal" style:letter-kerning="true" fo:background-color="transparent" style:font-name-asian="맑은 고딕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나눔고딕" style:font-family-asian="나눔고딕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size-complex="24pt" style:font-weight-complex="bold" fo:hyphenate="false" loext:hyphenation-no-caps="false"/>
    </style:style>
    <style:style style:name="표준" style:family="paragraph">
      <style:paragraph-properties fo:orphans="0" fo:widows="0" fo:hyphenation-ladder-count="no-limit" style:text-autospace="none" style:line-break="normal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나눔고딕" style:font-family-asian="나눔고딕" style:font-family-generic-asian="system" style:font-pitch-asian="variable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기본_20_단락_20_글꼴" style:display-name="기본 단락 글꼴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  <meta:creation-date>2020-10-29T15:45:00Z</meta:creation-date>
    <dc:date>2020-11-03T21:49:04.146000000</dc:date>
    <meta:editing-cycles>9</meta:editing-cycles>
    <meta:editing-duration>PT10H1M59S</meta:editing-duration>
    <meta:document-statistic meta:table-count="0" meta:image-count="0" meta:object-count="0" meta:page-count="10" meta:paragraph-count="275" meta:word-count="3559" meta:character-count="6787" meta:non-whitespace-character-count="5439"/>
    <meta:template xlink:type="simple" xlink:actuate="onRequest" xlink:title="" xlink:href="Normal.dotm"/>
  </office:meta>
</office:document-meta>
</file>